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2pt" fo:language="nl" fo:country="BE" officeooo:paragraph-rsid="0014fb0c" style:font-size-asian="12pt"/>
    </style:style>
    <style:style style:name="P2" style:family="paragraph" style:parent-style-name="Standard">
      <style:text-properties style:font-name="Times New Roman" fo:font-size="12pt" fo:language="nl" fo:country="BE" fo:font-weight="bold" officeooo:paragraph-rsid="0014fb0c" style:font-size-asian="12pt" style:font-weight-asian="bold" style:font-weight-complex="bold"/>
    </style:style>
    <style:style style:name="P3" style:family="paragraph" style:parent-style-name="Standard">
      <style:text-properties style:font-name="Times New Roman" fo:font-size="12pt" fo:language="nl" fo:country="NL" fo:font-weight="bold" officeooo:paragraph-rsid="0014fb0c" style:font-size-asian="12pt" style:font-weight-asian="bold" style:font-weight-complex="bold"/>
    </style:style>
    <style:style style:name="P4" style:family="paragraph" style:parent-style-name="Standard">
      <style:text-properties style:font-name="Times New Roman" fo:font-size="12pt" fo:language="nl" fo:country="NL" fo:font-weight="bold" officeooo:paragraph-rsid="0014fb0c" style:font-size-asian="12pt" style:font-weight-asian="bold" style:font-size-complex="12pt"/>
    </style:style>
    <style:style style:name="P5" style:family="paragraph" style:parent-style-name="Standard">
      <style:text-properties style:font-name="Times New Roman" fo:font-size="12pt" fo:language="nl" fo:country="NL" fo:font-weight="normal" officeooo:rsid="001cefaf" officeooo:paragraph-rsid="0014fb0c" style:font-size-asian="12pt" style:font-weight-asian="normal" style:font-size-complex="12pt" style:font-weight-complex="normal"/>
    </style:style>
    <style:style style:name="P6" style:family="paragraph" style:parent-style-name="Standard">
      <style:text-properties style:font-name="Times New Roman" fo:font-size="12pt" fo:language="nl" fo:country="NL" fo:font-weight="normal" officeooo:rsid="001ec3b4" officeooo:paragraph-rsid="0014fb0c" style:font-size-asian="12pt" style:font-weight-asian="normal" style:font-size-complex="12pt" style:font-weight-complex="normal"/>
    </style:style>
    <style:style style:name="P7" style:family="paragraph" style:parent-style-name="Standard">
      <style:paragraph-properties style:line-height-at-least="0.2362in"/>
      <style:text-properties style:font-name="Times New Roman" fo:font-size="12pt" fo:language="nl" fo:country="NL" officeooo:paragraph-rsid="0014fb0c" style:font-size-asian="12pt"/>
    </style:style>
    <style:style style:name="P8" style:family="paragraph" style:parent-style-name="Standard">
      <style:text-properties style:font-name="Times New Roman" fo:font-size="12pt" officeooo:paragraph-rsid="0014fb0c" style:font-size-asian="12pt"/>
    </style:style>
    <style:style style:name="P9" style:family="paragraph" style:parent-style-name="Standard">
      <style:text-properties style:font-name="Times New Roman" fo:language="nl" fo:country="BE" officeooo:paragraph-rsid="0014fb0c"/>
    </style:style>
    <style:style style:name="P10" style:family="paragraph" style:parent-style-name="Standard">
      <style:paragraph-properties style:line-height-at-least="0.2362in"/>
      <style:text-properties officeooo:paragraph-rsid="0014fb0c"/>
    </style:style>
    <style:style style:name="P11" style:family="paragraph" style:parent-style-name="Standard">
      <style:paragraph-properties style:line-height-at-least="0.2362in"/>
      <style:text-properties fo:language="nl" fo:country="BE" officeooo:paragraph-rsid="0014fb0c"/>
    </style:style>
    <style:style style:name="P12" style:family="paragraph" style:parent-style-name="Standard">
      <style:text-properties officeooo:paragraph-rsid="0014fb0c"/>
    </style:style>
    <style:style style:name="P13" style:family="paragraph" style:parent-style-name="Standard">
      <style:paragraph-properties fo:margin-left="2.4583in" fo:margin-right="0in" fo:text-indent="0in" style:auto-text-indent="false"/>
      <style:text-properties officeooo:paragraph-rsid="0014fb0c"/>
    </style:style>
    <style:style style:name="P14" style:family="paragraph" style:parent-style-name="Standard">
      <style:paragraph-properties fo:break-before="page"/>
      <style:text-properties officeooo:paragraph-rsid="0014fb0c"/>
    </style:style>
    <style:style style:name="P15" style:family="paragraph" style:parent-style-name="Standard">
      <style:paragraph-properties fo:margin-left="0in" fo:margin-right="-0.0201in" fo:text-indent="0in" style:auto-text-indent="false">
        <style:tab-stops>
          <style:tab-stop style:position="6.2992in"/>
        </style:tab-stops>
      </style:paragraph-properties>
      <style:text-properties fo:language="nl" fo:country="BE" officeooo:paragraph-rsid="0014fb0c"/>
    </style:style>
    <style:style style:name="P16" style:family="paragraph" style:parent-style-name="Heading_20_2" style:master-page-name="Standard">
      <style:paragraph-properties style:page-number="auto"/>
      <style:text-properties officeooo:paragraph-rsid="0014fb0c"/>
    </style:style>
    <style:style style:name="P17" style:family="paragraph" style:parent-style-name="Heading_20_8">
      <style:paragraph-properties fo:break-before="page"/>
      <style:text-properties officeooo:paragraph-rsid="0014fb0c"/>
    </style:style>
    <style:style style:name="P18" style:family="paragraph" style:parent-style-name="Heading_20_7">
      <style:text-properties fo:language="nl" fo:country="NL" officeooo:paragraph-rsid="0014fb0c"/>
    </style:style>
    <style:style style:name="P19" style:family="paragraph" style:parent-style-name="Heading_20_7">
      <style:text-properties officeooo:paragraph-rsid="0014fb0c"/>
    </style:style>
    <style:style style:name="P20" style:family="paragraph" style:parent-style-name="Header">
      <style:text-properties style:use-window-font-color="true"/>
    </style:style>
    <style:style style:name="P21" style:family="paragraph" style:parent-style-name="Frame_20_contents">
      <style:text-properties style:use-window-font-color="true"/>
    </style:style>
    <style:style style:name="P22" style:family="paragraph">
      <loext:graphic-properties draw:fill="none"/>
      <style:paragraph-properties fo:text-align="start"/>
      <style:text-properties fo:font-size="18pt"/>
    </style:style>
    <style:style style:name="P23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style:font-name="Times New Roman" fo:font-size="12pt" fo:language="nl" fo:country="BE" style:font-size-asian="12pt"/>
    </style:style>
    <style:style style:name="T2" style:family="text">
      <style:text-properties style:font-name="Times New Roman" fo:font-size="12pt" fo:language="nl" fo:country="BE" fo:font-weight="bold" style:font-size-asian="12pt" style:font-weight-asian="bold" style:font-weight-complex="bold"/>
    </style:style>
    <style:style style:name="T3" style:family="text">
      <style:text-properties style:font-name="Times New Roman" fo:font-size="12pt" fo:language="nl" fo:country="NL" style:font-size-asian="12pt"/>
    </style:style>
    <style:style style:name="T4" style:family="text">
      <style:text-properties style:font-name="Times New Roman" fo:font-size="12pt" fo:language="nl" fo:country="NL" fo:font-weight="bold" style:font-size-asian="12pt" style:font-weight-asian="bold" style:font-weight-complex="bold"/>
    </style:style>
    <style:style style:name="T5" style:family="text">
      <style:text-properties style:font-name="Times New Roman" fo:font-size="12pt" fo:language="nl" fo:country="NL" fo:font-weight="bold" style:font-size-asian="12pt" style:font-weight-asian="bold" style:font-size-complex="12pt"/>
    </style:style>
    <style:style style:name="T6" style:family="text">
      <style:text-properties style:font-name="Times New Roman" fo:font-size="12pt" fo:font-weight="bold" style:font-size-asian="12pt" style:font-weight-asian="bold" style:font-weight-complex="bold"/>
    </style:style>
    <style:style style:name="T7" style:family="text">
      <style:text-properties style:font-name="Times New Roman" fo:font-size="12pt" style:font-size-asian="12pt"/>
    </style:style>
    <style:style style:name="T8" style:family="text">
      <style:text-properties style:font-name="Times New Roman" fo:font-size="14pt" fo:language="nl" fo:country="BE" style:font-size-asian="14pt" style:font-size-complex="14pt"/>
    </style:style>
    <style:style style:name="T9" style:family="text">
      <style:text-properties style:font-name="Times New Roman" fo:font-size="11pt" fo:language="nl" fo:country="NL" style:font-size-asian="11pt"/>
    </style:style>
    <style:style style:name="T10" style:family="text">
      <style:text-properties style:font-name="Times New Roman" fo:language="nl" fo:country="NL"/>
    </style:style>
    <style:style style:name="T11" style:family="text">
      <style:text-properties fo:color="#00000a" fo:font-size="14pt" fo:language="nl" fo:country="NL" fo:font-style="normal" style:font-size-asian="14pt" style:font-style-asian="normal" style:font-size-complex="14pt"/>
    </style:style>
    <style:style style:name="T12" style:family="text">
      <style:text-properties fo:color="#00000a" fo:font-size="14pt" fo:language="nl" fo:country="BE" fo:font-weight="bold" style:font-size-asian="14pt" style:font-weight-asian="bold" style:font-size-complex="14pt"/>
    </style:style>
    <style:style style:name="T13" style:family="text">
      <style:text-properties fo:color="#00000a" fo:font-style="normal" fo:font-weight="bold" style:font-style-asian="normal" style:font-weight-asian="bold"/>
    </style:style>
    <style:style style:name="T14" style:family="text">
      <style:text-properties officeooo:rsid="001ec3b4"/>
    </style:style>
    <style:style style:name="T15" style:family="text">
      <style:text-properties style:text-position="super 58%" style:font-name="Times New Roman" fo:font-size="11pt" fo:language="nl" fo:country="NL" style:font-size-asian="11pt"/>
    </style:style>
    <style:style style:name="T16" style:family="text">
      <style:text-properties style:text-position="super 58%" style:font-name="Times New Roman" fo:language="nl" fo:country="NL"/>
    </style:style>
    <style:style style:name="T17" style:family="text">
      <style:text-properties fo:color="#bfbfbf"/>
    </style:style>
    <style:style style:name="gr1" style:family="graphic" style:parent-style-name="Frame">
      <style:graphic-properties draw:stroke="none" svg:stroke-width="0in" draw:fill="none" draw:textarea-vertical-align="top" draw:auto-grow-height="true" fo:min-height="0in" fo:min-width="0in" fo:padding-top="0in" fo:padding-bottom="0in" fo:padding-left="0in" fo:padding-right="0in" fo:wrap-option="wrap" fo:margin-left="0.002in" fo:margin-right="0.002in" fo:margin-top="0.0028in" fo:margin-bottom="0.0028in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 style:parent-style-name="Frame">
      <style:graphic-properties draw:stroke="solid" svg:stroke-width="0.0102in" svg:stroke-color="#000000" draw:stroke-linejoin="miter" draw:fill="solid" draw:fill-color="#ffffff" draw:textarea-vertical-align="top" draw:auto-grow-height="false" fo:min-height="0.2535in" fo:min-width="2.4008in" fo:padding-top="0in" fo:padding-bottom="0in" fo:padding-left="0.1in" fo:padding-right="0in" fo:wrap-option="wrap" fo:margin-left="0.1382in" fo:margin-right="0.1319in" fo:margin-top="0.0083in" fo:margin-bottom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 style:parent-style-name="Frame">
      <style:graphic-properties draw:stroke="solid" svg:stroke-width="0.0102in" svg:stroke-color="#000000" draw:stroke-linejoin="miter" draw:fill="solid" draw:fill-color="#ffffff" draw:textarea-vertical-align="top" draw:auto-grow-height="false" fo:min-height="0.2535in" fo:min-width="2.4008in" fo:padding-top="0in" fo:padding-bottom="0in" fo:padding-left="0.1in" fo:padding-right="0in" fo:wrap-option="wrap" fo:margin-left="0.1398in" fo:margin-right="0.1311in" fo:margin-top="0.0098in" fo:margin-bottom="0.00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 style:parent-style-name="Frame">
      <style:graphic-properties draw:stroke="solid" svg:stroke-width="0.0102in" svg:stroke-color="#000000" draw:stroke-linejoin="miter" draw:fill="solid" draw:fill-color="#ffffff" draw:textarea-vertical-align="top" draw:auto-grow-height="false" fo:min-height="0.2535in" fo:min-width="2.4008in" fo:padding-top="0in" fo:padding-bottom="0in" fo:padding-left="0.1in" fo:padding-right="0in" fo:wrap-option="wrap" fo:margin-left="0.1382in" fo:margin-right="0.1319in" fo:margin-top="0.0126in" fo:margin-bottom="0.005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 style:parent-style-name="Frame">
      <style:graphic-properties draw:stroke="solid" svg:stroke-width="0.0102in" svg:stroke-color="#000000" draw:stroke-linejoin="miter" draw:fill="solid" draw:fill-color="#ffffff" draw:textarea-vertical-align="top" draw:auto-grow-height="false" fo:min-height="0.2535in" fo:min-width="2.4008in" fo:padding-top="0in" fo:padding-bottom="0in" fo:padding-left="0.1in" fo:padding-right="0in" fo:wrap-option="wrap" fo:margin-left="0.1346in" fo:margin-right="0.1346in" fo:margin-top="0.0154in" fo:margin-bottom="0.013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 style:parent-style-name="Frame">
      <style:graphic-properties draw:stroke="solid" svg:stroke-width="0.0102in" svg:stroke-color="#000000" draw:stroke-linejoin="miter" draw:fill="solid" draw:fill-color="#ffffff" draw:textarea-vertical-align="top" draw:auto-grow-height="false" fo:min-height="0.2535in" fo:min-width="1.4008in" fo:padding-top="0in" fo:padding-bottom="0in" fo:padding-left="0.1in" fo:padding-right="0in" fo:wrap-option="wrap" fo:margin-left="0.1311in" fo:margin-right="0.1398in" fo:margin-top="0.0138in" fo:margin-bottom="0.01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 style:parent-style-name="Frame">
      <style:graphic-properties draw:stroke="solid" svg:stroke-width="0.0102in" svg:stroke-color="#000000" draw:stroke-linejoin="miter" draw:fill="solid" draw:fill-color="#ffffff" draw:textarea-vertical-align="top" draw:auto-grow-height="false" fo:min-height="0.2535in" fo:min-width="4.0181in" fo:padding-top="0in" fo:padding-bottom="0in" fo:padding-left="0.1in" fo:padding-right="0in" fo:wrap-option="wrap" fo:margin-left="0.139in" fo:margin-right="0.1398in" fo:margin-top="0.0102in" fo:margin-bottom="0.007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 style:parent-style-name="Frame">
      <style:graphic-properties draw:stroke="solid" svg:stroke-width="0.0102in" svg:stroke-color="#000000" draw:stroke-linejoin="miter" draw:fill="solid" draw:fill-color="#ffffff" draw:textarea-vertical-align="top" draw:auto-grow-height="false" fo:min-height="0.2535in" fo:min-width="4.0181in" fo:padding-top="0in" fo:padding-bottom="0in" fo:padding-left="0.1in" fo:padding-right="0in" fo:wrap-option="wrap" fo:margin-left="0.139in" fo:margin-right="0.1398in" fo:margin-top="0.0146in" fo:margin-bottom="0.013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 style:parent-style-name="Frame">
      <style:graphic-properties draw:stroke="solid" svg:stroke-width="0.0102in" svg:stroke-color="#000000" draw:stroke-linejoin="miter" draw:fill="solid" draw:fill-color="#ffffff" draw:textarea-vertical-align="top" draw:auto-grow-height="false" fo:min-height="0.2535in" fo:min-width="1.4008in" fo:padding-top="0in" fo:padding-bottom="0in" fo:padding-left="0.1in" fo:padding-right="0in" fo:wrap-option="wrap" fo:margin-left="0.139in" fo:margin-right="0.1319in" fo:margin-top="0.0091in" fo:margin-bottom="0.00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 style:parent-style-name="Frame">
      <style:graphic-properties draw:stroke="solid" svg:stroke-width="0.0102in" svg:stroke-color="#000000" draw:stroke-linejoin="miter" draw:fill="solid" draw:fill-color="#ffffff" draw:textarea-vertical-align="top" draw:auto-grow-height="false" fo:min-height="0.2535in" fo:min-width="1.4008in" fo:padding-top="0in" fo:padding-bottom="0in" fo:padding-left="0.1in" fo:padding-right="0in" fo:wrap-option="wrap" fo:margin-left="0.1319in" fo:margin-right="0.139in" fo:margin-top="0.0118in" fo:margin-bottom="0.006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 style:parent-style-name="Frame">
      <style:graphic-properties draw:stroke="solid" svg:stroke-width="0.0102in" svg:stroke-color="#000000" draw:stroke-linejoin="miter" draw:fill="solid" draw:fill-color="#ffffff" draw:textarea-vertical-align="top" draw:auto-grow-height="false" fo:min-height="0.2535in" fo:min-width="5.9008in" fo:padding-top="0in" fo:padding-bottom="0in" fo:padding-left="0.1in" fo:padding-right="0in" fo:wrap-option="wrap" fo:margin-left="0.139in" fo:margin-right="0.1319in" fo:margin-top="0.0098in" fo:margin-bottom="0.00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 style:parent-style-name="Frame">
      <style:graphic-properties draw:stroke="solid" svg:stroke-width="0.0102in" svg:stroke-color="#000000" draw:stroke-linejoin="miter" draw:fill="solid" draw:fill-color="#ffffff" draw:textarea-vertical-align="top" draw:auto-grow-height="false" fo:min-height="0.2535in" fo:min-width="4.0181in" fo:padding-top="0in" fo:padding-bottom="0in" fo:padding-left="0.1in" fo:padding-right="0in" fo:wrap-option="wrap" fo:margin-left="0.1311in" fo:margin-right="0.1366in" fo:margin-top="0.011in" fo:margin-bottom="0.007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 style:parent-style-name="Frame">
      <style:graphic-properties draw:stroke="solid" svg:stroke-width="0.0102in" svg:stroke-color="#000000" draw:stroke-linejoin="miter" draw:fill="solid" draw:fill-color="#ffffff" draw:textarea-vertical-align="top" draw:auto-grow-height="false" fo:min-height="0.2535in" fo:min-width="4.0181in" fo:padding-top="0in" fo:padding-bottom="0in" fo:padding-left="0.1in" fo:padding-right="0in" fo:wrap-option="wrap" fo:margin-left="0.1374in" fo:margin-right="0.1307in" fo:margin-top="0.0055in" fo:margin-bottom="0.012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 style:parent-style-name="Frame">
      <style:graphic-properties draw:stroke="solid" svg:stroke-width="0.0102in" svg:stroke-color="#000000" draw:stroke-linejoin="miter" draw:fill="solid" draw:fill-color="#ffffff" draw:textarea-vertical-align="top" draw:auto-grow-height="false" fo:min-height="0.2508in" fo:min-width="2.7756in" fo:padding-top="0in" fo:padding-bottom="0in" fo:padding-left="0.1in" fo:padding-right="0in" fo:wrap-option="wrap" fo:margin-left="0.139in" fo:margin-right="0.1319in" fo:margin-top="0.0126in" fo:margin-bottom="0.00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 style:parent-style-name="Frame">
      <style:graphic-properties draw:stroke="solid" svg:stroke-width="0.0102in" svg:stroke-color="#000000" draw:stroke-linejoin="miter" draw:fill="solid" draw:fill-color="#ffffff" draw:textarea-vertical-align="top" draw:auto-grow-height="false" fo:min-height="0.2535in" fo:min-width="0.7535in" fo:padding-top="0in" fo:padding-bottom="0in" fo:padding-left="0.1in" fo:padding-right="0in" fo:wrap-option="wrap" fo:margin-left="0.1319in" fo:margin-right="0.1398in" fo:margin-top="0.0083in" fo:margin-bottom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 style:parent-style-name="Frame">
      <style:graphic-properties draw:stroke="solid" svg:stroke-width="0.0102in" svg:stroke-color="#000000" draw:stroke-linejoin="miter" draw:fill="solid" draw:fill-color="#ffffff" draw:textarea-vertical-align="top" draw:auto-grow-height="false" fo:min-height="0.2189in" fo:min-width="1.0638in" fo:padding-top="0in" fo:padding-bottom="0in" fo:padding-left="0.1in" fo:padding-right="0in" fo:wrap-option="wrap" fo:margin-left="0.1339in" fo:margin-right="0.1402in" fo:margin-top="0.0071in" fo:margin-bottom="0.01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 style:parent-style-name="Frame">
      <style:graphic-properties draw:stroke="solid" svg:stroke-width="0.0102in" svg:stroke-color="#000000" draw:stroke-linejoin="miter" draw:fill="solid" draw:fill-color="#ffffff" draw:textarea-vertical-align="top" draw:auto-grow-height="false" fo:min-height="0.2307in" fo:min-width="1.1016in" fo:padding-top="0in" fo:padding-bottom="0in" fo:padding-left="0.1in" fo:padding-right="0in" fo:wrap-option="wrap" fo:margin-left="0.1366in" fo:margin-right="0.1311in" fo:margin-top="0.0091in" fo:margin-bottom="0.01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 style:parent-style-name="Frame">
      <style:graphic-properties draw:stroke="solid" svg:stroke-width="0.0102in" svg:stroke-color="#000000" draw:stroke-linejoin="miter" draw:fill="solid" draw:fill-color="#ffffff" draw:textarea-vertical-align="top" draw:auto-grow-height="false" fo:min-height="0.2307in" fo:min-width="3.0307in" fo:padding-top="0in" fo:padding-bottom="0in" fo:padding-left="0.1in" fo:padding-right="0in" fo:wrap-option="wrap" fo:margin-left="0.1362in" fo:margin-right="0.1402in" fo:margin-top="0.0146in" fo:margin-bottom="0.005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 style:parent-style-name="Frame">
      <style:graphic-properties draw:stroke="solid" svg:stroke-width="0.0102in" svg:stroke-color="#000000" draw:stroke-linejoin="miter" draw:fill="solid" draw:fill-color="#ffffff" draw:textarea-vertical-align="top" draw:auto-grow-height="false" fo:min-height="0.2508in" fo:min-width="2.7756in" fo:padding-top="0in" fo:padding-bottom="0in" fo:padding-left="0.1in" fo:padding-right="0in" fo:wrap-option="wrap" fo:margin-left="0.1319in" fo:margin-right="0.1382in" fo:margin-top="0.0091in" fo:margin-bottom="0.011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 style:parent-style-name="Frame">
      <style:graphic-properties draw:stroke="solid" svg:stroke-width="0.0102in" svg:stroke-color="#000000" draw:stroke-linejoin="miter" draw:fill="solid" draw:fill-color="#ffffff" draw:textarea-vertical-align="top" draw:auto-grow-height="false" fo:min-height="0.2508in" fo:min-width="3.0256in" fo:padding-top="0in" fo:padding-bottom="0in" fo:padding-left="0.1in" fo:padding-right="0in" fo:wrap-option="wrap" fo:margin-left="0.1311in" fo:margin-right="0.1398in" fo:margin-top="0.0075in" fo:margin-bottom="0.013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 style:parent-style-name="Frame">
      <style:graphic-properties draw:stroke="solid" svg:stroke-width="0.0102in" svg:stroke-color="#000000" draw:stroke-linejoin="miter" draw:fill="solid" draw:fill-color="#ffffff" draw:textarea-vertical-align="top" draw:auto-grow-height="false" fo:min-height="0.2508in" fo:min-width="2.7756in" fo:padding-top="0in" fo:padding-bottom="0in" fo:padding-left="0.1in" fo:padding-right="0in" fo:wrap-option="wrap" fo:margin-left="0.1311in" fo:margin-right="0.1398in" fo:margin-top="0.0075in" fo:margin-bottom="0.013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 style:parent-style-name="Frame">
      <style:graphic-properties draw:stroke="solid" svg:stroke-width="0.0102in" svg:stroke-color="#000000" draw:stroke-linejoin="miter" draw:fill="solid" draw:fill-color="#ffffff" draw:textarea-vertical-align="top" draw:auto-grow-height="false" fo:min-height="0.2189in" fo:min-width="1.0638in" fo:padding-top="0in" fo:padding-bottom="0in" fo:padding-left="0.1in" fo:padding-right="0in" fo:wrap-option="wrap" fo:margin-left="0.139in" fo:margin-right="0.1346in" fo:margin-top="0.0134in" fo:margin-bottom="0.00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 style:parent-style-name="Frame">
      <style:graphic-properties draw:stroke="solid" svg:stroke-width="0.0102in" svg:stroke-color="#000000" draw:stroke-linejoin="miter" draw:fill="solid" draw:fill-color="#ffffff" draw:textarea-vertical-align="top" draw:auto-grow-height="false" fo:min-height="0.2189in" fo:min-width="1.0638in" fo:padding-top="0in" fo:padding-bottom="0in" fo:padding-left="0.1in" fo:padding-right="0in" fo:wrap-option="wrap" fo:margin-left="0.1382in" fo:margin-right="0.1362in" fo:margin-top="0.0126in" fo:margin-bottom="0.00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 style:parent-style-name="Frame">
      <style:graphic-properties draw:stroke="solid" svg:stroke-width="0.0102in" svg:stroke-color="#000000" draw:stroke-linejoin="miter" draw:fill="solid" draw:fill-color="#ffffff" draw:textarea-vertical-align="top" draw:auto-grow-height="false" fo:min-height="0.2425in" fo:min-width="2.8984in" fo:padding-top="0in" fo:padding-bottom="0in" fo:padding-left="0.1in" fo:padding-right="0in" fo:wrap-option="wrap" fo:margin-left="0.1366in" fo:margin-right="0.1362in" fo:margin-top="0.0063in" fo:margin-bottom="0.012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5" style:family="graphic" style:parent-style-name="Frame">
      <style:graphic-properties draw:stroke="solid" svg:stroke-width="0.0102in" svg:stroke-color="#000000" draw:stroke-linejoin="miter" draw:fill="solid" draw:fill-color="#ffffff" draw:textarea-vertical-align="top" draw:auto-grow-height="false" fo:min-height="0.2508in" fo:min-width="2.7756in" fo:padding-top="0in" fo:padding-bottom="0in" fo:padding-left="0.1in" fo:padding-right="0in" fo:wrap-option="wrap" fo:margin-left="0.1311in" fo:margin-right="0.1398in" fo:margin-top="0.0118in" fo:margin-bottom="0.00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6" style:family="graphic" style:parent-style-name="Frame">
      <style:graphic-properties draw:stroke="solid" svg:stroke-width="0.0102in" svg:stroke-color="#000000" draw:stroke-linejoin="miter" draw:fill="solid" draw:fill-color="#ffffff" draw:textarea-vertical-align="top" draw:auto-grow-height="false" fo:min-height="0.2508in" fo:min-width="2.7756in" fo:padding-top="0in" fo:padding-bottom="0in" fo:padding-left="0.1in" fo:padding-right="0in" fo:wrap-option="wrap" fo:margin-left="0.139in" fo:margin-right="0.1319in" fo:margin-top="0.0098in" fo:margin-bottom="0.01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7" style:family="graphic" style:parent-style-name="Frame">
      <style:graphic-properties draw:stroke="solid" svg:stroke-width="0.0102in" svg:stroke-color="#000000" draw:stroke-linejoin="miter" draw:fill="solid" draw:fill-color="#ffffff" draw:textarea-vertical-align="top" draw:auto-grow-height="false" fo:min-height="0.1945in" fo:min-width="3.1756in" fo:padding-top="0.05in" fo:padding-bottom="0.05in" fo:padding-left="0.1in" fo:padding-right="0.1in" fo:wrap-option="wrap" fo:margin-left="0.1311in" fo:margin-right="0.1398in" fo:margin-top="0.0083in" fo:margin-bottom="0.01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8" style:family="graphic" style:parent-style-name="Frame">
      <style:graphic-properties draw:stroke="solid" svg:stroke-width="0.0102in" svg:stroke-color="#000000" draw:stroke-linejoin="miter" draw:fill="solid" draw:fill-color="#ffffff" draw:textarea-vertical-align="top" draw:auto-grow-height="false" fo:min-height="0.2756in" fo:min-width="1.9256in" fo:padding-top="0.05in" fo:padding-bottom="0.05in" fo:padding-left="0.1in" fo:padding-right="0.1in" fo:wrap-option="wrap" fo:margin-left="0.1311in" fo:margin-right="0.1398in" fo:margin-top="0.0083in" fo:margin-bottom="0.012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2">OPSTARTVERSLAG <text:s/><text:tab/> <text:s text:c="3"/>Academiejaar 2016 - 2017</text:h>
      <text:p text:style-name="P1"/>
      <text:p text:style-name="P12"><text:span text:style-name="T1"><text:tab/><text:tab/><text:tab/><text:tab/><text:tab/><text:tab/><text:tab/><text:tab/></text:span><text:span text:style-name="T8">AT , E-ICT , EMA , EMK , EMO , OP</text:span></text:p>
      <text:p text:style-name="P12"><draw:custom-shape text:anchor-type="paragraph" draw:z-index="1" draw:name="Text Box 3" draw:style-name="gr2" draw:text-style-name="P23" svg:width="2.5004in" svg:height="0.2531in" svg:x="1.3154in" svg:y="-0.0028in"><text:p text:style-name="P20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" draw:name="Text Box 4" draw:style-name="gr3" draw:text-style-name="P23" svg:width="2.5004in" svg:height="0.2531in" svg:x="4.8374in" svg:y="0.0193in"><text:p text:style-name="P20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2">STUDENT(EN)</text:span><text:span text:style-name="T1"> <text:s/>1<text:tab/><text:tab/><text:tab/> <text:s text:c="38"/>Opleiding</text:span></text:p>
      <text:p text:style-name="P1"><draw:custom-shape text:anchor-type="paragraph" draw:z-index="5" draw:name="Text Box 7" draw:style-name="gr6" draw:text-style-name="P23" svg:width="1.5004in" svg:height="0.2531in" svg:x="1.9126in" svg:y="0.2071in"><text:p text:style-name="P20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6" draw:name="Text Box 8" draw:style-name="gr6" draw:text-style-name="P23" svg:width="1.5004in" svg:height="0.2531in" svg:x="4.0374in" svg:y="0.2071in"><text:p text:style-name="P20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2"><text:span text:style-name="T1"><text:tab/><text:tab/> <text:s text:c="7"/>GSM : <text:s text:c="45"/>Tel. </text:span></text:p>
      <text:p text:style-name="P12"><draw:custom-shape text:anchor-type="paragraph" draw:z-index="7" draw:name="Text Box 9" draw:style-name="gr7" draw:text-style-name="P23" svg:width="4.1177in" svg:height="0.2531in" svg:x="1.9201in" svg:y="0.2161in"><text:p text:style-name="P20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1"><text:tab/><text:tab/> <text:s text:c="7"/></text:span></text:p>
      <text:p text:style-name="P12"><text:span text:style-name="T1"><text:s text:c="32"/>e-mail :</text:span></text:p>
      <text:p text:style-name="P1"><draw:custom-shape text:anchor-type="paragraph" draw:z-index="4" draw:name="Text Box 6" draw:style-name="gr5" draw:text-style-name="P23" svg:width="2.5004in" svg:height="0.2531in" svg:x="4.8752in" svg:y="0.202in"><text:p text:style-name="P20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2"><draw:custom-shape text:anchor-type="paragraph" draw:z-index="3" draw:name="Text Box 5" draw:style-name="gr4" draw:text-style-name="P23" svg:width="2.5004in" svg:height="0.2531in" svg:x="1.3154in" svg:y="-0.0028in"><text:p text:style-name="P20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1"><text:tab/><text:tab/> <text:s text:c="3"/>2 <text:s text:c="20"/><text:tab/> <text:s text:c="38"/>Opleiding</text:span></text:p>
      <text:p text:style-name="P12"><draw:custom-shape text:anchor-type="paragraph" draw:z-index="9" draw:name="Text Box 11" draw:style-name="gr9" draw:text-style-name="P23" svg:width="1.5004in" svg:height="0.2531in" svg:x="1.8681in" svg:y="0.1874in"><text:p text:style-name="P20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0" draw:name="Text Box 12" draw:style-name="gr10" draw:text-style-name="P23" svg:width="1.5004in" svg:height="0.2531in" svg:x="4.0693in" svg:y="0.1799in"><text:p text:style-name="P20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1"><text:tab/><text:tab/></text:span></text:p>
      <text:p text:style-name="P12"><text:span text:style-name="T1"><text:tab/><text:tab/></text:span><text:span text:style-name="T3"> <text:s text:c="7"/>GSM : <text:s text:c="45"/>Tel. <text:s text:c="56"/></text:span></text:p>
      <text:p text:style-name="P12"><draw:custom-shape text:anchor-type="paragraph" draw:z-index="8" draw:name="Text Box 10" draw:style-name="gr8" draw:text-style-name="P23" svg:width="4.1177in" svg:height="0.2531in" svg:x="1.9201in" svg:y="0.2161in"><text:p text:style-name="P20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3"><text:tab/><text:tab/> <text:s text:c="7"/></text:span></text:p>
      <text:p text:style-name="P12"><text:span text:style-name="T3"><text:s text:c="32"/></text:span><text:span text:style-name="T1">e-mail : </text:span></text:p>
      <text:p text:style-name="P1"/>
      <text:h text:style-name="P18" text:outline-level="7"/>
      <text:h text:style-name="P19" text:outline-level="7"><draw:custom-shape text:anchor-type="paragraph" draw:z-index="11" draw:name="Text Box 13" draw:style-name="gr11" draw:text-style-name="P23" svg:width="6.0004in" svg:height="0.2531in" svg:x="1.6807in" svg:y="0.1472in"><text:p text:style-name="P20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11">Titel bachelorproef</text:span></text:h>
      <text:p text:style-name="P12"><text:span text:style-name="T4">(definitieve)</text:span></text:p>
      <text:p text:style-name="P3"><draw:custom-shape text:anchor-type="paragraph" draw:z-index="12" draw:name="Text Box 14" draw:style-name="gr12" draw:text-style-name="P23" svg:width="4.1177in" svg:height="0.2531in" svg:x="2.0374in" svg:y="0.2071in"><text:p text:style-name="P20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2"><text:span text:style-name="T4">BEDRIJF / INSTELLING</text:span></text:p>
      <text:p text:style-name="P3"/>
      <text:p text:style-name="P12"><draw:custom-shape text:anchor-type="paragraph" draw:z-index="13" draw:name="Text Box 15" draw:style-name="gr13" draw:text-style-name="P23" svg:width="4.1177in" svg:height="0.2531in" svg:x="0.7417in" svg:y="0.0016in"><text:p text:style-name="P20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4">Adres</text:span></text:p>
      <text:p text:style-name="P3"><draw:custom-shape text:anchor-type="paragraph" draw:z-index="14" draw:name="Text Box 16" draw:style-name="gr14" draw:text-style-name="P23" svg:width="2.8752in" svg:height="0.2504in" svg:x="0.7429in" svg:y="0.2126in"><text:p text:style-name="P20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2"><draw:custom-shape text:anchor-type="paragraph" draw:z-index="15" draw:name="Text Box 17" draw:style-name="gr15" draw:text-style-name="P23" svg:width="0.8531in" svg:height="0.2531in" svg:x="5.1846in" svg:y="-0.0043in"><text:p text:style-name="P20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2">Plaats <text:s text:c="87"/>Postnummer</text:span></text:p>
      <text:p text:style-name="P2"><draw:custom-shape text:anchor-type="paragraph" draw:z-index="16" draw:name="Text Box 18" draw:style-name="gr16" draw:text-style-name="P23" svg:width="1.1634in" svg:height="0.2185in" svg:x="0.7484in" svg:y="0.2098in"><text:p text:style-name="P20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7" draw:name="Text Box 19" draw:style-name="gr17" draw:text-style-name="P23" svg:width="1.2012in" svg:height="0.2303in" svg:x="2.5327in" svg:y="0.2016in"><text:p text:style-name="P20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8" draw:name="Text Box 20" draw:style-name="gr18" draw:text-style-name="P23" svg:width="3.1303in" svg:height="0.2303in" svg:x="4.5945in" svg:y="0.1965in"><text:p text:style-name="P20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2"><text:span text:style-name="T2">Tel. nr. <text:s text:c="38"/>Fax <text:s text:c="35"/>Website</text:span></text:p>
      <text:p text:style-name="P2"><draw:custom-shape text:anchor-type="paragraph" draw:z-index="19" draw:name="Text Box 21" draw:style-name="gr19" draw:text-style-name="P23" svg:width="2.8752in" svg:height="0.2504in" svg:x="1.4346in" svg:y="0.2138in"><text:p text:style-name="P20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2"><text:span text:style-name="T2">Bedrijfspromotor</text:span></text:p>
      <text:p text:style-name="P2"/>
      <text:p text:style-name="P12"><draw:custom-shape text:anchor-type="paragraph" draw:z-index="20" draw:name="Text Box 22" draw:style-name="gr20" draw:text-style-name="P23" svg:width="3.1252in" svg:height="0.2504in" svg:x="0.6626in" svg:y="0.0126in"><text:p text:style-name="P20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1" draw:name="Text Box 23" draw:style-name="gr21" draw:text-style-name="P23" svg:width="2.8752in" svg:height="0.2504in" svg:x="4.9126in" svg:y="0.0126in"><text:p text:style-name="P20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2">Functie <text:s text:c="85"/>Afdeling</text:span></text:p>
      <text:p text:style-name="P2"/>
      <text:p text:style-name="P12"><draw:custom-shape text:anchor-type="paragraph" draw:z-index="22" draw:name="Text Box 24" draw:style-name="gr22" draw:text-style-name="P23" svg:width="1.1634in" svg:height="0.2185in" svg:x="0.5453in" svg:y="0.0098in"><text:p text:style-name="P20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3" draw:name="Text Box 25" draw:style-name="gr23" draw:text-style-name="P23" svg:width="1.1634in" svg:height="0.2185in" svg:x="2.5965in" svg:y="-0.0016in"><text:p text:style-name="P20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4" draw:name="Text Box 26" draw:style-name="gr24" draw:text-style-name="P23" svg:width="2.998in" svg:height="0.2421in" svg:x="4.6055in" svg:y="0.0134in"><text:p text:style-name="P20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2">GSM <text:s text:c="38"/>Tel.nr. <text:s text:c="36"/></text:span><text:span text:style-name="T6">e-mail <text:s text:c="3"/>sdfs</text:span></text:p>
      <text:p text:style-name="P8"/>
      <text:h text:style-name="P19" text:outline-level="7"><draw:custom-shape text:anchor-type="paragraph" draw:z-index="25" draw:name="Text Box 27" draw:style-name="gr25" draw:text-style-name="P23" svg:width="2.8752in" svg:height="0.2504in" svg:x="2.0374in" svg:y="0in"><text:p text:style-name="P20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13">SCHOOLPROMOTOR</text:span></text:h>
      <text:p text:style-name="P8"><draw:custom-shape text:anchor-type="paragraph" draw:z-index="26" draw:name="Text Box 28" draw:style-name="gr26" draw:text-style-name="P23" svg:width="2.8752in" svg:height="0.2504in" svg:x="0.6181in" svg:y="0.2165in"><text:p text:style-name="P20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2"><text:span text:style-name="T6">e-mail <text:s text:c="79"/>Tel.nr. : <text:s text:c="2"/></text:span><text:span text:style-name="T7">015 /31 69 44 <text:s text:c="2"/>(Campus DE NAYER )</text:span></text:p>
      <text:p text:style-name="P13"><text:span text:style-name="T6"><text:s text:c="32"/></text:span><text:span text:style-name="T2">Fax : <text:s text:c="2"/></text:span><text:span text:style-name="T1">015 / 31 74 53</text:span></text:p>
      <text:p text:style-name="P9"/>
      <text:p text:style-name="P9"/>
      <text:h text:style-name="P17" text:outline-level="8"><text:span text:style-name="T12">GEGEVENS Bachelorproef</text:span></text:h>
      <text:p text:style-name="P4"/>
      <text:p text:style-name="P12"><text:span text:style-name="T5">Omschrijving Probleem</text:span></text:p>
      <text:p text:style-name="P4"/>
      <text:p text:style-name="P4"/>
      <text:p text:style-name="P5">Onderzoek naar de mogelijkheden en toepassingen van internet of things in de gebouwenautomatisatie <text:s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2"><text:span text:style-name="T5">Doelstellingen van de bachelorproef (kwantitatief en moeten meetbaar zijn)</text:span></text:p>
      <text:p text:style-name="P4"/>
      <text:p text:style-name="P4"/>
      <text:p text:style-name="P5">Opstellen en onderzoeken van een embedded linux platform dat zal dienen als een interface tussen de knx-bus en iot toepassingen.</text:p>
      <text:p text:style-name="P5"/>
      <text:p text:style-name="P5">Samenstellen van verschillende ontwikkelborden tot een werkend geheel.</text:p>
      <text:p text:style-name="P5"/>
      <text:p text:style-name="P5">Builden van een custom linux systeem voor dit platform.</text:p>
      <text:p text:style-name="P5"/>
      <text:p text:style-name="P5">Code/Api ontwikkelen in c om te communiceren met de knx bus over i2c of uart.</text:p>
      <text:p text:style-name="P5"/>
      <text:p text:style-name="P5">Onderzoeken wat de configuratiemogelijkheden via ets <text:span text:style-name="T14">kunnen </text:span>zijn.</text:p>
      <text:p text:style-name="P5"/>
      <text:p text:style-name="P6">Mogelijke High-level toepassingen:</text:p>
      <text:p text:style-name="P5"/>
      <text:p text:style-name="P5"><text:span text:style-name="T14"><text:tab/>Eventuele integratie met Apple homekit</text:span></text:p>
      <text:p text:style-name="P5"/>
      <text:p text:style-name="P6"><text:tab/>Elektriciteitsverbruik in huis sturen afhangkelijk van opbrengst zonnenpanelen/overproductie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4"><text:span text:style-name="T5">Gewenste resultaat (Wat moet er (minimaal) opgeleverd worden?)</text:span></text:p>
      <text:p text:style-name="P4"/>
      <text:p text:style-name="P4"/>
      <text:p text:style-name="P6">Werkend embedded linux systeem op onderzochte platformen.</text:p>
      <text:p text:style-name="P6"/>
      <text:p text:style-name="P6">Werkende communicatie via i2c/uart met knx bus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0"><text:span text:style-name="T4">Opmerking :<text:tab/></text:span><text:span text:style-name="T3">alle bijzondere kosten gemaakt buiten het bedrijf en/of hogeschool, evenals de verplaatsingskosten zijn ten laste van de student(en), tenzij anders overeengekomen.</text:span></text:p>
      <text:p text:style-name="P7"/>
      <text:p text:style-name="P10"><text:span text:style-name="T9">In het bedrijf is er </text:span><text:span text:style-name="T15">(*) </text:span><text:span text:style-name="T9">familie / </text:span><text:span text:style-name="T15">(*)</text:span><text:span text:style-name="T9"> geen familie van de student(en) die deel uitmaken van de begeleiding van de student(en).</text:span></text:p>
      <text:p text:style-name="P10"><text:span text:style-name="T16">(*)</text:span><text:span text:style-name="T10"> Doorhalen wat niet van toepassing is.</text:span></text:p>
      <text:p text:style-name="P7"/>
      <text:p text:style-name="P10"><draw:custom-shape text:anchor-type="paragraph" draw:z-index="27" draw:name="Text Box 29" draw:style-name="gr27" draw:text-style-name="P23" svg:width="3.3752in" svg:height="0.2941in" svg:x="1.1626in" svg:y="0in"><text:p text:style-name="P21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8" draw:name="Text Box 30" draw:style-name="gr28" draw:text-style-name="P23" svg:width="2.1252in" svg:height="0.3752in" svg:x="5.0374in" svg:y="0in"><text:p text:style-name="P21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4">Opgemaakt te</text:span><text:span text:style-name="T3"> <text:s text:c="89"/></text:span><text:span text:style-name="T4">op</text:span></text:p>
      <text:p text:style-name="P7"/>
      <text:p text:style-name="P10"><text:span text:style-name="T4">Handtekeningen :</text:span></text:p>
      <text:p text:style-name="P10"><text:span text:style-name="T3">Bedrijfspromotor<text:tab/><text:tab/>Schoolpromotor<text:tab/><text:tab/>Student 1<text:tab/><text:tab/>Student 2</text:span></text:p>
      <text:p text:style-name="P11"><draw:custom-shape text:anchor-type="paragraph" draw:z-index="0" draw:name="Text Box 2" draw:style-name="gr1" draw:text-style-name="P22" svg:width="0.3189in" svg:height="0.1906in" svg:x="-0.8626in" svg:y="1.9665in"><text:p text:style-name="Frame_20_contents"><text:span text:style-name="T17">__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5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Standard" style:next-style-name="Standard" style:default-outline-level="2" style:list-style-name="" style:class="text">
      <loext:graphic-properties draw:fill="solid" draw:fill-color="#d9d9d9"/>
      <style:paragraph-properties fo:margin-top="0.222in" fo:margin-bottom="0.1665in" loext:contextual-spacing="false" fo:background-color="#d9d9d9" fo:padding-left="0.139in" fo:padding-right="0.139in" fo:padding-top="0.028in" fo:padding-bottom="0.028in" fo:border="0.51pt solid #f2f2f2"/>
      <style:text-properties fo:font-size="11pt" fo:language="nl" fo:country="BE" fo:font-weight="bold" style:font-size-asian="11pt" style:font-weight-asian="bold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139in" fo:margin-bottom="0in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139in" fo:margin-bottom="0in" loext:contextual-spacing="false" fo:keep-together="always" fo:keep-with-next="always"/>
      <style:text-properties fo:color="#404040" style:font-name="Cambria" fo:font-family="Cambria" style:font-family-generic="roman" style:font-pitch="variable" style:font-name-asian="F" style:font-family-generic-asian="system" style:font-pitch-asian="variable" style:font-name-complex="F" style:font-family-generic-complex="system" style:font-pitch-complex="variable" style:font-size-complex="10pt"/>
    </style:style>
    <style:style style:name="Header" style:family="paragraph" style:parent-style-name="Standard" style:default-outline-level="" style:class="extra">
      <style:paragraph-properties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4T14:57:12.740440368</meta:creation-date>
    <dc:date>2017-02-14T14:57:34.787526257</dc:date>
    <meta:editing-duration>PT22S</meta:editing-duration>
    <meta:editing-cycles>1</meta:editing-cycles>
    <meta:document-statistic meta:table-count="0" meta:image-count="0" meta:object-count="0" meta:page-count="3" meta:paragraph-count="45" meta:word-count="259" meta:character-count="2653" meta:non-whitespace-character-count="1524"/>
    <meta:generator>LibreOffice/5.1.4.2$Linux_X86_64 LibreOffice_project/10m0$Build-2</meta:generator>
  </office:meta>
</office:document-meta>
</file>